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3bef" officeooo:paragraph-rsid="00193bef"/>
    </style:style>
    <style:style style:name="P2" style:family="paragraph" style:parent-style-name="Standard">
      <style:text-properties officeooo:rsid="00193bef" officeooo:paragraph-rsid="001c06b8"/>
    </style:style>
    <style:style style:name="P3" style:family="paragraph" style:parent-style-name="Standard">
      <style:text-properties officeooo:rsid="00193bef" officeooo:paragraph-rsid="001fe2ae"/>
    </style:style>
    <style:style style:name="P4" style:family="paragraph" style:parent-style-name="Standard">
      <style:text-properties fo:font-weight="bold" officeooo:rsid="001d0124" officeooo:paragraph-rsid="003f6a5c" style:font-weight-asian="bold" style:font-weight-complex="bold"/>
    </style:style>
    <style:style style:name="P5" style:family="paragraph" style:parent-style-name="Standard">
      <style:text-properties fo:font-weight="bold" officeooo:rsid="00414fd5" officeooo:paragraph-rsid="00414fd5" style:font-weight-asian="bold" style:font-weight-complex="bold"/>
    </style:style>
    <style:style style:name="P6" style:family="paragraph" style:parent-style-name="Standard">
      <style:text-properties fo:font-weight="bold" officeooo:rsid="004e417b" officeooo:paragraph-rsid="004e417b" style:font-weight-asian="bold" style:font-weight-complex="bold"/>
    </style:style>
    <style:style style:name="P7" style:family="paragraph" style:parent-style-name="Standard">
      <style:text-properties fo:font-weight="bold" officeooo:rsid="00484dff" officeooo:paragraph-rsid="00502cfe" style:font-weight-asian="bold" style:font-weight-complex="bold"/>
    </style:style>
    <style:style style:name="P8" style:family="paragraph" style:parent-style-name="Standard">
      <style:text-properties fo:font-weight="bold" officeooo:rsid="00540345" officeooo:paragraph-rsid="00540345" style:font-weight-asian="bold" style:font-weight-complex="bold"/>
    </style:style>
    <style:style style:name="P9" style:family="paragraph" style:parent-style-name="Standard">
      <style:text-properties fo:font-weight="bold" officeooo:rsid="005e9562" officeooo:paragraph-rsid="005e9562" style:font-weight-asian="bold" style:font-weight-complex="bold"/>
    </style:style>
    <style:style style:name="P10" style:family="paragraph" style:parent-style-name="Standard">
      <style:text-properties officeooo:rsid="001d0124" officeooo:paragraph-rsid="003f6a5c"/>
    </style:style>
    <style:style style:name="P11" style:family="paragraph" style:parent-style-name="Standard">
      <style:text-properties officeooo:rsid="001f8313" officeooo:paragraph-rsid="001f8313"/>
    </style:style>
    <style:style style:name="P12" style:family="paragraph" style:parent-style-name="Standard">
      <style:text-properties officeooo:rsid="001fced8" officeooo:paragraph-rsid="001fced8"/>
    </style:style>
    <style:style style:name="P13" style:family="paragraph" style:parent-style-name="Standard">
      <style:text-properties officeooo:rsid="0024c06e" officeooo:paragraph-rsid="002df43a"/>
    </style:style>
    <style:style style:name="P14" style:family="paragraph" style:parent-style-name="Standard">
      <style:text-properties officeooo:rsid="002b87b3" officeooo:paragraph-rsid="0042ff90"/>
    </style:style>
    <style:style style:name="P15" style:family="paragraph" style:parent-style-name="Standard">
      <style:text-properties officeooo:rsid="002b87b3" officeooo:paragraph-rsid="004684c7"/>
    </style:style>
    <style:style style:name="P16" style:family="paragraph" style:parent-style-name="Standard">
      <style:text-properties officeooo:rsid="002fccbc" officeooo:paragraph-rsid="005c2eaa"/>
    </style:style>
    <style:style style:name="P17" style:family="paragraph" style:parent-style-name="Standard">
      <style:text-properties officeooo:rsid="00326e00" officeooo:paragraph-rsid="004e417b"/>
    </style:style>
    <style:style style:name="P18" style:family="paragraph" style:parent-style-name="Standard">
      <style:text-properties officeooo:rsid="003f6a5c" officeooo:paragraph-rsid="003f6a5c"/>
    </style:style>
    <style:style style:name="P19" style:family="paragraph" style:parent-style-name="Standard">
      <style:text-properties fo:font-size="16pt" fo:font-weight="bold" officeooo:rsid="001d0124" officeooo:paragraph-rsid="001d0124" style:font-size-asian="16pt" style:font-weight-asian="bold" style:font-size-complex="16pt" style:font-weight-complex="bold"/>
    </style:style>
    <style:style style:name="P20" style:family="paragraph" style:parent-style-name="Standard">
      <style:text-properties fo:font-size="16pt" fo:font-weight="bold" officeooo:rsid="00193bef" officeooo:paragraph-rsid="00193bef"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193bef" officeooo:paragraph-rsid="00193bef" style:font-size-asian="16pt" style:font-weight-asian="bold" style:font-size-complex="16pt" style:font-weight-complex="bold"/>
    </style:style>
    <style:style style:name="P22" style:family="paragraph" style:parent-style-name="Standard">
      <style:text-properties fo:font-size="16pt" fo:font-weight="bold" officeooo:rsid="00639f2d" officeooo:paragraph-rsid="00639f2d" style:font-size-asian="16pt" style:font-weight-asian="bold" style:font-size-complex="16pt" style:font-weight-complex="bold"/>
    </style:style>
    <style:style style:name="P23" style:family="paragraph" style:parent-style-name="Standard">
      <style:text-properties fo:font-weight="normal" officeooo:rsid="00639f2d" officeooo:paragraph-rsid="00639f2d" style:font-weight-asian="normal" style:font-weight-complex="normal"/>
    </style:style>
    <style:style style:name="P24" style:family="paragraph" style:parent-style-name="Standard">
      <style:text-properties fo:font-weight="normal" officeooo:rsid="0064575b" officeooo:paragraph-rsid="0064575b" style:font-weight-asian="normal" style:font-weight-complex="normal"/>
    </style:style>
    <style:style style:name="P25" style:family="paragraph" style:parent-style-name="Standard">
      <style:text-properties fo:font-weight="normal" officeooo:rsid="00646916" officeooo:paragraph-rsid="00646916" style:font-weight-asian="normal" style:font-weight-complex="normal"/>
    </style:style>
    <style:style style:name="P26" style:family="paragraph" style:parent-style-name="Standard">
      <style:text-properties fo:font-weight="normal" officeooo:rsid="00657033" officeooo:paragraph-rsid="00657033" style:font-weight-asian="normal" style:font-weight-complex="normal"/>
    </style:style>
    <style:style style:name="P27" style:family="paragraph" style:parent-style-name="Standard">
      <style:text-properties fo:font-weight="normal" officeooo:rsid="006dea7e" officeooo:paragraph-rsid="009766f7" style:font-weight-asian="normal" style:font-weight-complex="normal"/>
    </style:style>
    <style:style style:name="P28" style:family="paragraph" style:parent-style-name="Standard">
      <style:paragraph-properties fo:break-before="page"/>
      <style:text-properties fo:font-weight="normal" officeooo:rsid="006dea7e" officeooo:paragraph-rsid="009766f7" style:font-weight-asian="normal" style:font-weight-complex="normal"/>
    </style:style>
    <style:style style:name="P29" style:family="paragraph" style:parent-style-name="Standard">
      <style:text-properties fo:font-weight="normal" officeooo:rsid="00802f9f" officeooo:paragraph-rsid="00802f9f" style:font-weight-asian="normal" style:font-weight-complex="normal"/>
    </style:style>
    <style:style style:name="P30" style:family="paragraph" style:parent-style-name="Standard">
      <style:text-properties fo:font-weight="normal" officeooo:rsid="009f6267" officeooo:paragraph-rsid="00657033" style:font-weight-asian="normal" style:font-weight-complex="normal"/>
    </style:style>
    <style:style style:name="P31" style:family="paragraph" style:parent-style-name="Standard">
      <style:text-properties fo:font-weight="normal" officeooo:rsid="009f6267" officeooo:paragraph-rsid="00a07d82" style:font-weight-asian="normal" style:font-weight-complex="normal"/>
    </style:style>
    <style:style style:name="P32" style:family="paragraph" style:parent-style-name="Standard">
      <style:text-properties officeooo:rsid="00431f4d" officeooo:paragraph-rsid="00431f4d"/>
    </style:style>
    <style:style style:name="P33" style:family="paragraph" style:parent-style-name="Standard">
      <style:text-properties officeooo:rsid="004a31dd" officeooo:paragraph-rsid="004a31dd"/>
    </style:style>
    <style:style style:name="P34" style:family="paragraph" style:parent-style-name="Standard">
      <style:text-properties officeooo:rsid="004acecc" officeooo:paragraph-rsid="004acecc"/>
    </style:style>
    <style:style style:name="P35" style:family="paragraph" style:parent-style-name="Standard">
      <style:text-properties officeooo:rsid="004b46e7" officeooo:paragraph-rsid="004b46e7"/>
    </style:style>
    <style:style style:name="P36" style:family="paragraph" style:parent-style-name="Standard">
      <style:text-properties officeooo:rsid="0055efbe" officeooo:paragraph-rsid="0055efbe"/>
    </style:style>
    <style:style style:name="P37" style:family="paragraph" style:parent-style-name="Standard">
      <style:text-properties officeooo:rsid="005e9562" officeooo:paragraph-rsid="005e9562"/>
    </style:style>
    <style:style style:name="P38" style:family="paragraph" style:parent-style-name="Standard">
      <style:text-properties officeooo:rsid="00639f2d" officeooo:paragraph-rsid="008d2b6b"/>
    </style:style>
    <style:style style:name="P39" style:family="paragraph" style:parent-style-name="Standard">
      <style:text-properties officeooo:rsid="00639f2d" officeooo:paragraph-rsid="0093aa77"/>
    </style:style>
    <style:style style:name="P40" style:family="paragraph" style:parent-style-name="Standard">
      <style:text-properties officeooo:rsid="00866430" officeooo:paragraph-rsid="008b7a23"/>
    </style:style>
    <style:style style:name="P41" style:family="paragraph" style:parent-style-name="Standard">
      <style:text-properties officeooo:rsid="0094cd7f" officeooo:paragraph-rsid="0094cd7f"/>
    </style:style>
    <style:style style:name="T1" style:family="text">
      <style:text-properties fo:font-weight="bold" style:font-weight-asian="bold" style:font-weight-complex="bold"/>
    </style:style>
    <style:style style:name="T2" style:family="text">
      <style:text-properties fo:font-weight="bold" officeooo:rsid="00646916" style:font-weight-asian="bold" style:font-weight-complex="bold"/>
    </style:style>
    <style:style style:name="T3" style:family="text">
      <style:text-properties fo:font-weight="bold" officeooo:rsid="00673f1c" style:font-weight-asian="bold" style:font-weight-complex="bold"/>
    </style:style>
    <style:style style:name="T4" style:family="text">
      <style:text-properties fo:font-weight="bold" officeooo:rsid="009766f7" style:font-weight-asian="bold" style:font-weight-complex="bold"/>
    </style:style>
    <style:style style:name="T5" style:family="text">
      <style:text-properties officeooo:rsid="001aae71"/>
    </style:style>
    <style:style style:name="T6" style:family="text">
      <style:text-properties officeooo:rsid="001d0124"/>
    </style:style>
    <style:style style:name="T7" style:family="text">
      <style:text-properties officeooo:rsid="001d8f68"/>
    </style:style>
    <style:style style:name="T8" style:family="text">
      <style:text-properties officeooo:rsid="001f8313"/>
    </style:style>
    <style:style style:name="T9" style:family="text">
      <style:text-properties officeooo:rsid="001fced8"/>
    </style:style>
    <style:style style:name="T10" style:family="text">
      <style:text-properties officeooo:rsid="001fe2ae"/>
    </style:style>
    <style:style style:name="T11" style:family="text">
      <style:text-properties officeooo:rsid="0021c0ee"/>
    </style:style>
    <style:style style:name="T12" style:family="text">
      <style:text-properties officeooo:rsid="0022f51f"/>
    </style:style>
    <style:style style:name="T13" style:family="text">
      <style:text-properties officeooo:rsid="0025aafe"/>
    </style:style>
    <style:style style:name="T14" style:family="text">
      <style:text-properties officeooo:rsid="00271718"/>
    </style:style>
    <style:style style:name="T15" style:family="text">
      <style:text-properties officeooo:rsid="0028cd02"/>
    </style:style>
    <style:style style:name="T16" style:family="text">
      <style:text-properties officeooo:rsid="002df43a"/>
    </style:style>
    <style:style style:name="T17" style:family="text">
      <style:text-properties officeooo:rsid="0031bf83"/>
    </style:style>
    <style:style style:name="T18" style:family="text">
      <style:text-properties officeooo:rsid="00332e40"/>
    </style:style>
    <style:style style:name="T19" style:family="text">
      <style:text-properties officeooo:rsid="00356b6a"/>
    </style:style>
    <style:style style:name="T20" style:family="text">
      <style:text-properties officeooo:rsid="00372d6a"/>
    </style:style>
    <style:style style:name="T21" style:family="text">
      <style:text-properties officeooo:rsid="0038c795"/>
    </style:style>
    <style:style style:name="T22" style:family="text">
      <style:text-properties officeooo:rsid="003b2055"/>
    </style:style>
    <style:style style:name="T23" style:family="text">
      <style:text-properties officeooo:rsid="003c6a63"/>
    </style:style>
    <style:style style:name="T24" style:family="text">
      <style:text-properties officeooo:rsid="003da2ba"/>
    </style:style>
    <style:style style:name="T25" style:family="text">
      <style:text-properties officeooo:rsid="003e6836"/>
    </style:style>
    <style:style style:name="T26" style:family="text">
      <style:text-properties officeooo:rsid="003f6a5c"/>
    </style:style>
    <style:style style:name="T27" style:family="text">
      <style:text-properties officeooo:rsid="003f77f1"/>
    </style:style>
    <style:style style:name="T28" style:family="text">
      <style:text-properties fo:font-size="16pt" fo:font-weight="bold" style:font-size-asian="16pt" style:font-weight-asian="bold" style:font-size-complex="16pt" style:font-weight-complex="bold"/>
    </style:style>
    <style:style style:name="T29" style:family="text">
      <style:text-properties officeooo:rsid="00447684"/>
    </style:style>
    <style:style style:name="T30" style:family="text">
      <style:text-properties officeooo:rsid="004a31dd"/>
    </style:style>
    <style:style style:name="T31" style:family="text">
      <style:text-properties officeooo:rsid="004cc108"/>
    </style:style>
    <style:style style:name="T32" style:family="text">
      <style:text-properties officeooo:rsid="004e417b"/>
    </style:style>
    <style:style style:name="T33" style:family="text">
      <style:text-properties officeooo:rsid="0051eaca"/>
    </style:style>
    <style:style style:name="T34" style:family="text">
      <style:text-properties officeooo:rsid="0055efbe"/>
    </style:style>
    <style:style style:name="T35" style:family="text">
      <style:text-properties officeooo:rsid="0057b065"/>
    </style:style>
    <style:style style:name="T36" style:family="text">
      <style:text-properties officeooo:rsid="005891e5"/>
    </style:style>
    <style:style style:name="T37" style:family="text">
      <style:text-properties officeooo:rsid="005987a2"/>
    </style:style>
    <style:style style:name="T38" style:family="text">
      <style:text-properties officeooo:rsid="005ad11b"/>
    </style:style>
    <style:style style:name="T39" style:family="text">
      <style:text-properties officeooo:rsid="005c2eaa"/>
    </style:style>
    <style:style style:name="T40" style:family="text">
      <style:text-properties officeooo:rsid="006004cc"/>
    </style:style>
    <style:style style:name="T41" style:family="text">
      <style:text-properties officeooo:rsid="0060b064"/>
    </style:style>
    <style:style style:name="T42" style:family="text">
      <style:text-properties officeooo:rsid="0061b51d"/>
    </style:style>
    <style:style style:name="T43" style:family="text">
      <style:text-properties officeooo:rsid="00621ec7"/>
    </style:style>
    <style:style style:name="T44" style:family="text">
      <style:text-properties officeooo:rsid="00632fd4"/>
    </style:style>
    <style:style style:name="T45" style:family="text">
      <style:text-properties officeooo:rsid="00646916"/>
    </style:style>
    <style:style style:name="T46" style:family="text">
      <style:text-properties officeooo:rsid="006b154b"/>
    </style:style>
    <style:style style:name="T47" style:family="text">
      <style:text-properties officeooo:rsid="006c2b4e"/>
    </style:style>
    <style:style style:name="T48" style:family="text">
      <style:text-properties officeooo:rsid="006fda89"/>
    </style:style>
    <style:style style:name="T49" style:family="text">
      <style:text-properties officeooo:rsid="0072a921"/>
    </style:style>
    <style:style style:name="T50" style:family="text">
      <style:text-properties officeooo:rsid="0072eb17"/>
    </style:style>
    <style:style style:name="T51" style:family="text">
      <style:text-properties officeooo:rsid="007326b3"/>
    </style:style>
    <style:style style:name="T52" style:family="text">
      <style:text-properties officeooo:rsid="00747b08"/>
    </style:style>
    <style:style style:name="T53" style:family="text">
      <style:text-properties officeooo:rsid="007523c6"/>
    </style:style>
    <style:style style:name="T54" style:family="text">
      <style:text-properties officeooo:rsid="007647c5"/>
    </style:style>
    <style:style style:name="T55" style:family="text">
      <style:text-properties officeooo:rsid="0076acdd"/>
    </style:style>
    <style:style style:name="T56" style:family="text">
      <style:text-properties officeooo:rsid="007808be"/>
    </style:style>
    <style:style style:name="T57" style:family="text">
      <style:text-properties officeooo:rsid="00790bb8"/>
    </style:style>
    <style:style style:name="T58" style:family="text">
      <style:text-properties officeooo:rsid="007ad277"/>
    </style:style>
    <style:style style:name="T59" style:family="text">
      <style:text-properties officeooo:rsid="007bcd41"/>
    </style:style>
    <style:style style:name="T60" style:family="text">
      <style:text-properties officeooo:rsid="007c88f4"/>
    </style:style>
    <style:style style:name="T61" style:family="text">
      <style:text-properties officeooo:rsid="00819cca"/>
    </style:style>
    <style:style style:name="T62" style:family="text">
      <style:text-properties officeooo:rsid="0081e2c5"/>
    </style:style>
    <style:style style:name="T63" style:family="text">
      <style:text-properties officeooo:rsid="00830cd7"/>
    </style:style>
    <style:style style:name="T64" style:family="text">
      <style:text-properties officeooo:rsid="008399eb"/>
    </style:style>
    <style:style style:name="T65" style:family="text">
      <style:text-properties officeooo:rsid="008492f4"/>
    </style:style>
    <style:style style:name="T66" style:family="text">
      <style:text-properties officeooo:rsid="0085fb8b"/>
    </style:style>
    <style:style style:name="T67" style:family="text">
      <style:text-properties officeooo:rsid="008836a7"/>
    </style:style>
    <style:style style:name="T68" style:family="text">
      <style:text-properties officeooo:rsid="00890ca5"/>
    </style:style>
    <style:style style:name="T69" style:family="text">
      <style:text-properties officeooo:rsid="008a3806"/>
    </style:style>
    <style:style style:name="T70" style:family="text">
      <style:text-properties officeooo:rsid="008b7a23"/>
    </style:style>
    <style:style style:name="T71" style:family="text">
      <style:text-properties officeooo:rsid="008eef49"/>
    </style:style>
    <style:style style:name="T72" style:family="text">
      <style:text-properties officeooo:rsid="0092a451"/>
    </style:style>
    <style:style style:name="T73" style:family="text">
      <style:text-properties officeooo:rsid="0095feae"/>
    </style:style>
    <style:style style:name="T74" style:family="text">
      <style:text-properties officeooo:rsid="009766f7"/>
    </style:style>
    <style:style style:name="T75" style:family="text">
      <style:text-properties officeooo:rsid="009df659"/>
    </style:style>
    <style:style style:name="T76" style:family="text">
      <style:text-properties officeooo:rsid="009e18cb"/>
    </style:style>
    <style:style style:name="T77" style:family="text">
      <style:text-properties officeooo:rsid="00a3af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altime3D Projektdokumentation von Erwin Oudomvylay</text:p>
      <text:p text:style-name="P1"/>
      <text:p text:style-name="P1"/>
      <text:p text:style-name="P20">Planung</text:p>
      <text:p text:style-name="P3">Für die Projektarbeit haben meine Projektpartnerin Juliane Decker und ich uns am ersten Tag direkt Treffen vereinbart, um was für ein Produkt es sich handeln soll. <text:span text:style-name="T5">W</text:span>öchentlich <text:span text:style-name="T5">gibt es eine Besprechung</text:span>, wer welche Aufgaben erledigt.</text:p>
      <text:p text:style-name="P3"><text:span text:style-name="T10">Da Juliane gestalterisch angwandter ist und ich mich Richtung Logik neige, wurden die Aufgaben zwischen Cinema4D und Unity aufgeteilt. Nichtsdestotrotz hat man sich gegenseitig unterstützt, wenn man nicht alleine weiterkam.</text:span></text:p>
      <text:p text:style-name="P3">Zusätzlich wurden die Daten auf GitHub comitted und gepusht bzw. gepullt.</text:p>
      <text:p text:style-name="P2"><text:span text:style-name="T72">Erstens </text:span>war die Planung von einem Plüschtier-Konfigurator die Rede, letztendlich wurde dann für das Plastik Spielzeug Monster Truck entschieden. Durch Referenzen im Internet von schon vorhandenen Spielzeug Monster Trucks und echten Monster Trucks kamen wir auf viele Ideen, <text:span text:style-name="T5">wie es umgesetzt werden soll</text:span>.</text:p>
      <text:p text:style-name="P11">Durch die Informationsarchitektur von Juliane bekamen wir einen grobe Struktur, wie wir alles aufbauen wollen. Ebenfalls wurde eine Skizze von Juliane gezeichet, wie die Unity Szene aussehen soll. <text:span text:style-name="T6">Die Icons, welche für die Toogles auf Unity verwendet </text:span><text:span text:style-name="T7">wurden</text:span><text:span text:style-name="T6">, wurden von Juliane auf Photoshop erstellt.</text:span></text:p>
      <text:p text:style-name="P12">Eine Textur für den Schriftzug vom Autokennzeichen wurde von mir mit GIMP erstellt.</text:p>
      <text:p text:style-name="P2"><text:span text:style-name="T1"/></text:p>
      <text:p text:style-name="P2"><text:span text:style-name="T1"/></text:p>
      <text:p text:style-name="P2"><text:span text:style-name="T28">Cinema4D</text:span><text:line-break/><text:span text:style-name="T6">Alle nötigen Modelle und Animationen wurden von Juliane auf Cinema4D erstellt</text:span>. <text:span text:style-name="T6">Die UV wurden </text:span><text:span text:style-name="T27">zum Teils von mir </text:span><text:span text:style-name="T6">unwrapped, jedoch musste ich mich zum automatischen UV unwrapping widmen, da zu spät mit dem Projekt angefangen wurde. </text:span><text:span text:style-name="T11">Somit habe ich mir zwar Zeit gespart, jedoch </text:span><text:span text:style-name="T6">kam es zu unoptimierten UVs mit vielen UV Islands und zum Teils verzerrte Stellen am Modell. Aufgrunddessen wurde auf de</text:span><text:span text:style-name="T12">n</text:span><text:span text:style-name="T6"> Modell</text:span><text:span text:style-name="T12">en</text:span><text:span text:style-name="T6"> für </text:span><text:span text:style-name="T9">die obenstehende </text:span><text:span text:style-name="T6">simple Textur </text:span><text:span text:style-name="T9">entschieden.</text:span></text:p>
      <text:p text:style-name="P2"/>
      <text:p text:style-name="P2"/>
      <text:p text:style-name="P19">Unity</text:p>
      <text:p text:style-name="P4"><text:span text:style-name="T26">Material und Textur</text:span></text:p>
      <text:p text:style-name="P18">Für die Textur wurde ein goldener Schriftzug genommen, die eine Emission hat, damit das Autokennzeichen leuchtet.</text:p>
      <text:p text:style-name="P32">Das Plastik sind die Grundfarben RGB für einen simplen <text:span text:style-name="T29">Farblook</text:span> passend für ein Spielzeugauto. <text:span text:style-name="T30">Nur die Karosserie und die Tür verändern die Farben dementsprechend.</text:span></text:p>
      <text:p text:style-name="P33">Beim Sitz werden die Farben Türkis, Gold und Dunkelmagenta entschieden.</text:p>
      <text:p text:style-name="P15"><text:span text:style-name="T25">Die Fenster besitzen eine transparentes Glasmaterial.</text:span></text:p>
      <text:p text:style-name="P34">Zusätzliche Autoteile sind unterteilt in Grau für meistens Stangen oder schwarz.</text:p>
      <text:p text:style-name="P18"/>
      <text:p text:style-name="P5">Shader</text:p>
      <text:p text:style-name="P14">Beim Shader wurde für Plastik entschieden aufgrund des Spielzeug Monster Truck Konzepts. Die Karosserie, Tür und Amaturenbrett sind betroffen vom Plastik Shader, jedoch ist das Amaturenbrett nicht vom MaterialController abhängig; Es behält eine konstante Farbe.</text:p>
      <text:p text:style-name="P14"><text:span text:style-name="T16">Die Räder besitzen einen schwarzen Gummi Shader, worin man </text:span><text:span text:style-name="T24">zwischen den drei </text:span><text:span text:style-name="T16">Größe </text:span><text:span text:style-name="T24">klein, mittel, groß </text:span><text:span text:style-name="T16">einstellen kann.</text:span></text:p>
      <text:p text:style-name="P35">Die Sitze sind glänzend mit <text:span text:style-name="T31">maximaler </text:span>Smoothness.</text:p>
      <text:p text:style-name="P35"/>
      <text:p text:style-name="P6">Animation</text:p>
      <text:p text:style-name="P17">Für den <text:span text:style-name="T24">Animation </text:span><text:span text:style-name="T32">Controller </text:span><text:span text:style-name="T24">der Tür </text:span><text:span text:style-name="T20">wurde das Script </text:span><text:span text:style-name="T24">DoorAnimation</text:span><text:span text:style-name="T20"> von der Vorlesung entnommen mit dem Paramter isOpen. Durch den Klick auf die Tür geht dementsprech</text:span><text:span text:style-name="T22">end</text:span><text:span text:style-name="T20"> die Tür </text:span><text:soft-page-break/><text:span text:style-name="T20">auf / zu. Es gibt jedoch einen Bug, dass, wenn man die Modelle der Türen welchselt, während die Tür offen ist, dass es beim Zurückschalten des Modells die Animation falsch enden lässt. Zugleich kann man während der Türanimation auf andere Türmodelle wechseln und diese Türe bleiben dann im halboffenen Zustand, was die Animation komplett bricht. </text:span><text:span text:style-name="T21">Es gibt einen Button für das schließen aller Türen, </text:span><text:span text:style-name="T34">was das Skript AnimationController besitzt, </text:span><text:span text:style-name="T35">j</text:span><text:span text:style-name="T21">edoch behebt es nicht den Bug. Ein möglicher Fix wäre, dass man beim </text:span><text:span text:style-name="T37">W</text:span><text:span text:style-name="T21">echseln von Modellen die Türen auf !isOpen einstellt </text:span><text:span text:style-name="T36">oder den Zustand des neuen Modells auf den vorherigen Zustand ändert</text:span><text:span text:style-name="T21">.</text:span></text:p>
      <text:p text:style-name="P10"/>
      <text:p text:style-name="P7">UI</text:p>
      <text:p text:style-name="P10">Für die <text:span text:style-name="T77">komplette </text:span>Gestaltung <text:span text:style-name="T8">des </text:span>UI <text:span text:style-name="T23">Layouts</text:span><text:span text:style-name="T8"> </text:span>ist Juliane verantwortlich.</text:p>
      <text:p text:style-name="P13">Ich habe die Logik geschalten, dass verschiedene Toggles <text:span text:style-name="T18">zu </text:span>andere<text:span text:style-name="T18">n</text:span> Farben <text:span text:style-name="T18">wechselt</text:span> und Modelle ein- und ausblendet. <text:span text:style-name="T13">Es wurde der MaterialController von der Vorlesung entnommen </text:span><text:span text:style-name="T14">für das Verändern der Materialien</text:span><text:span text:style-name="T13">. </text:span><text:span text:style-name="T14">Für die </text:span><text:span text:style-name="T15">Logik des Modellwechsels </text:span><text:span text:style-name="T14">wurde das Skript ToggleGameObject von ChatGPT geschrieben. Dieses Skript enthält eine Liste von Toggles und zwei Listen von GameObjects, die ein-/ausgeschaltet werden. Wenn man diesen Toggle drückt, dann werden die angelegten GameObjects ein-/ausgeschaltet. </text:span><text:span text:style-name="T33">Dies ist in leeren GameObject ToggleController zu finden.</text:span></text:p>
      <text:p text:style-name="P36">Die Animationen für das Ein-/Ausblenden der UI wurde mit Animation Clips und den Skripten UIPanel, UIController <text:span text:style-name="T38">bearbeitet. </text:span><text:span text:style-name="T42">Man kann nur auf </text:span><text:span text:style-name="T43">das Interactable des Knopfs </text:span><text:span text:style-name="T42">klicken nachdem die Animation </text:span><text:span text:style-name="T44">Show </text:span><text:span text:style-name="T42">vollständig ausgeführt wurde.</text:span></text:p>
      <text:p text:style-name="P13"><text:span text:style-name="T14"><text:s/></text:span></text:p>
      <text:p text:style-name="P8">Kamera</text:p>
      <text:p text:style-name="P16">Auf de<text:span text:style-name="T17">r linken Seite des </text:span>Screen Canvas gibt es eine FreeLook Camera, die man durch das Skript CustomCMFreeLook der Vorlesung mit der rechten Maustaste bewegen kann. <text:span text:style-name="T41">Mit der </text:span><text:span text:style-name="T39">Kamerabewegung wurde auf eine flüssige Bewegung geachtet.</text:span></text:p>
      <text:p text:style-name="P16">Alle drunter stehenden Buttons sind virtuelle Kameras, die die korrespondierende<text:span text:style-name="T19">n</text:span> Position<text:span text:style-name="T19">en</text:span> <text:span text:style-name="T19">betreffen</text:span>. <text:span text:style-name="T39">Auf Ease In Out eingestellt, soll es einen nahtlosen Übergang hervorheben.</text:span></text:p>
      <text:p text:style-name="P16"/>
      <text:p text:style-name="P9">Beleuchtung <text:span text:style-name="T40">und </text:span><text:span text:style-name="T47">Reflektion</text:span></text:p>
      <text:p text:style-name="P38">Es wurde eine graue Void als Hintergrund genommen, da es keine Cubemap <text:span text:style-name="T61">passend zum Konzept </text:span>zu finden gab. <text:span text:style-name="T62">Es wurden nur Spotlights genommen aufgrund des Realtime Renderings.</text:span></text:p>
      <text:p text:style-name="P41"><text:span text:style-name="T73">Der Prozess des </text:span>Lightbaking<text:span text:style-name="T73">s</text:span> besitzt keine Ambient Occlusion.</text:p>
      <text:p text:style-name="P40">Bei den <text:span text:style-name="T71">Modellen für die </text:span>Lichter wurde überlegt, ob Spotlights aus den Vorder- &amp; Hinterlichtern rausscheinen soll<text:span text:style-name="T70">en</text:span>. Da es jedoch eher Bezug auf das Spielzeug und weniger auf den Wagen hat, wurde dies <text:span text:style-name="T69">abgelehnt</text:span><text:span text:style-name="T67">.</text:span></text:p>
      <text:p text:style-name="P39"><text:span text:style-name="T66">Bei der Reflektion wurden die Hazy Quads als Reflektion genommen.</text:span></text:p>
      <text:p text:style-name="P37"/>
      <text:p text:style-name="P9">Post Processing</text:p>
      <text:p text:style-name="P29">Es wurden viele Komponente für das Post Processing genommen; <text:span text:style-name="T64">jedoch </text:span>wurden <text:span text:style-name="T64">die meisten </text:span>minimal<text:span text:style-name="T65">st</text:span> verändert. <text:span text:style-name="T62">Es wurde hohen Wert auf die Sättigung gegeben, damit das Spielzeugauto einen farbvolleres Gefühl vorzeigen soll, </text:span><text:span text:style-name="T63">was ebenfalls passend zum Konzept ist.</text:span></text:p>
      <text:p text:style-name="P24"/>
      <text:p text:style-name="P24"/>
      <text:p text:style-name="P22">Fazit</text:p>
      <text:p text:style-name="P27">Aufgrund der Prokrastination kam es zur Eile des UV Maps, was eine <text:span text:style-name="T54">un</text:span>schöne Textur aussehen lässt <text:span text:style-name="T49">hätte man sich für eine </text:span><text:span text:style-name="T51">komplexere </text:span><text:span text:style-name="T49">Textur entschieden, </text:span><text:span text:style-name="T50">weshalb </text:span><text:span text:style-name="T55">es zur </text:span><text:span text:style-name="T50">simple</text:span> <text:span text:style-name="T50">Textur </text:span><text:span text:style-name="T55">tendiert </text:span><text:span text:style-name="T50">wurde, </text:span><text:span text:style-name="T59">um die aussehende Verzerrung zu mindern</text:span><text:span text:style-name="T50">. </text:span><text:span text:style-name="T48">Nichtsdestotrotz haben meine Projektpartnerin und ich </text:span><text:span text:style-name="T52">viel in diesem Kurs mitgenommen, was die Präsentation von realistischen Produkten </text:span><text:span text:style-name="T53">mit einer Game Engine </text:span><text:span text:style-name="T60">angeht</text:span><text:span text:style-name="T56"> </text:span><text:span text:style-name="T48">und wir hoffen Ihnen gefällt unser </text:span><text:span text:style-name="T58">Projekt </text:span><text:span text:style-name="T57">und unser </text:span><text:span text:style-name="T48">präsentiertes </text:span><text:span text:style-name="T74">Produkt.</text:span></text:p>
      <text:p text:style-name="P28"><text:span text:style-name="T2">Verwendete Tutorials / </text:span><text:span text:style-name="T3">Ressourcen</text:span></text:p>
      <text:p text:style-name="P26">ChatGPT: <text:a xlink:type="simple" xlink:href="https://chat.openai.com/" text:style-name="Internet_20_link" text:visited-style-name="Visited_20_Internet_20_Link">https://chat.openai.com</text:a></text:p>
      <text:p text:style-name="P23"><text:span text:style-name="T76">Realtime </text:span><text:span text:style-name="T75">3D </text:span><text:span text:style-name="T45">Moodle Kurs: </text:span><text:a xlink:type="simple" xlink:href="https://moodle.hs-ansbach.de/course/view.php?id=4988" text:style-name="Internet_20_link" text:visited-style-name="Visited_20_Internet_20_Link">https://moodle.hs-ansbach.de/course/view.php?id=4988</text:a></text:p>
      <text:p text:style-name="P25">Post Processing: <text:a xlink:type="simple" xlink:href="https://www.youtube.com/watch?v=9tjYz6Ab0oc" text:style-name="Internet_20_link" text:visited-style-name="Visited_20_Internet_20_Link">https://www.youtube.com/watch?v=9tjYz6Ab0oc</text:a></text:p>
      <text:p text:style-name="P26"><text:span text:style-name="T46">Reflections: </text:span><text:a xlink:type="simple" xlink:href="https://www.youtube.com/watch?v=lhELeLnynI8" text:style-name="Internet_20_link" text:visited-style-name="Visited_20_Internet_20_Link"><text:span text:style-name="T46">https://www.youtube.com/watch?v=lhELeLnynI8</text:span></text:a></text:p>
      <text:p text:style-name="P30"><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2T14:07:20.121000000</meta:creation-date>
    <dc:date>2024-02-05T23:14:07.233000000</dc:date>
    <meta:editing-duration>PT2H12M26S</meta:editing-duration>
    <meta:editing-cycles>135</meta:editing-cycles>
    <meta:generator>LibreOffice/7.6.2.1$Windows_X86_64 LibreOffice_project/56f7684011345957bbf33a7ee678afaf4d2ba333</meta:generator>
    <meta:print-date>2024-02-05T23:12:33.139000000</meta:print-date>
    <meta:printed-by>PDF files</meta:printed-by>
    <meta:document-statistic meta:table-count="0" meta:image-count="0" meta:object-count="0" meta:page-count="3" meta:paragraph-count="44" meta:word-count="903" meta:character-count="6329" meta:non-whitespace-character-count="5468"/>
  </office:meta>
</office:document-meta>
</file>